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9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2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7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4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48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12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5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6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599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02" style:family="table-cell" style:parent-style-name="Default">
      <style:table-cell-properties style:vertical-align="middle"/>
      <style:text-properties style:font-name="Arial" fo:font-size="9pt"/>
    </style:style>
    <style:style style:name="ce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5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8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0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7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52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6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8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2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4" style:family="table-cell" style:parent-style-name="Default">
      <style:text-properties style:font-name="DejaVu Serif" fo:font-size="9pt" fo:font-style="normal"/>
    </style:style>
    <style:style style:name="ce1225" style:family="table-cell" style:parent-style-name="Default">
      <style:text-properties style:font-name="DejaVu Serif" fo:font-size="9pt"/>
    </style:style>
    <style:style style:name="ce122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2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2" style:family="table-cell" style:parent-style-name="Default">
      <style:table-cell-properties fo:wrap-option="wrap"/>
      <style:text-properties style:font-name="DejaVu Serif" fo:font-size="9pt" fo:font-style="normal"/>
    </style:style>
    <style:style style:name="ce123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ext-properties style:font-name="DejaVu Serif" fo:font-size="9pt" fo:font-style="normal" fo:font-weight="bold"/>
    </style:style>
    <style:style style:name="ce1238" style:family="table-cell" style:parent-style-name="Default" style:data-style-name="N100">
      <style:table-cell-properties fo:wrap-option="wrap"/>
      <style:text-properties fo:font-weight="bold"/>
    </style:style>
    <style:style style:name="ce123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0" style:family="table-cell" style:parent-style-name="Default" style:data-style-name="N100">
      <style:text-properties fo:font-weight="normal" style:font-weight-asian="normal" style:font-weight-complex="normal"/>
    </style:style>
    <style:style style:name="ce1241" style:family="table-cell" style:parent-style-name="Default" style:data-style-name="N100">
      <style:text-properties fo:font-weight="bold"/>
    </style:style>
    <style:style style:name="ce1242" style:family="table-cell" style:parent-style-name="Default" style:data-style-name="N100">
      <style:text-properties fo:font-weight="bold" style:font-weight-asian="bold" style:font-weight-complex="bold"/>
    </style:style>
    <style:style style:name="ce1243" style:family="table-cell" style:parent-style-name="Default" style:data-style-name="N100">
      <style:text-properties fo:font-weight="normal"/>
    </style:style>
    <style:style style:name="ce1244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5" style:family="table-cell" style:parent-style-name="Default" style:data-style-name="N100">
      <style:text-properties fo:color="#ff0000" fo:font-weight="bold"/>
    </style:style>
    <style:style style:name="ce124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4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48" style:family="table-cell" style:parent-style-name="Default">
      <style:text-properties fo:font-weight="normal"/>
    </style:style>
    <style:style style:name="ce124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1" style:family="table-cell" style:parent-style-name="Default">
      <style:text-properties style:use-window-font-color="true" fo:font-weight="normal" style:font-weight-asian="normal" style:font-weight-complex="normal"/>
    </style:style>
    <style:style style:name="ce1252" style:family="table-cell" style:parent-style-name="Default">
      <style:text-properties fo:font-weight="bold"/>
    </style:style>
    <style:style style:name="ce1253" style:family="table-cell" style:parent-style-name="Default">
      <style:text-properties fo:color="#ff0000" fo:font-weight="normal"/>
    </style:style>
    <style:style style:name="ce125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6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7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59" style:family="table-cell" style:parent-style-name="Default">
      <style:table-cell-properties fo:wrap-option="wrap" style:vertical-align="middl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9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3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3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37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3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0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4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42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43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4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43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604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60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60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616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18)" style:apply-style-name="Szürke_5f_háttér" style:base-cell-address="Harcértékek.G72"/>
    </style:style>
    <style:style style:name="ce16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622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624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625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626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627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628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635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2)" style:apply-style-name="Szürke_5f_háttér" style:base-cell-address="Harcértékek.I70"/>
    </style:style>
    <style:style style:name="ce163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6)" style:apply-style-name="Szürke_5f_háttér" style:base-cell-address="Harcértékek.I71"/>
    </style:style>
    <style:style style:name="ce163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0)" style:apply-style-name="Szürke_5f_háttér" style:base-cell-address="Harcértékek.I72"/>
    </style:style>
    <style:style style:name="ce163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64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648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49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6" style:family="text">
      <style:text-properties style:font-name="Arial"/>
    </style:style>
    <style:style style:name="T1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5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2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9" table:number-columns-repeated="4"/>
          <table:table-cell table:style-name="ce4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0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27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2"/>
          <table:table-cell table:style-name="ce166" office:value-type="string" calcext:value-type="string">
            <text:p>MP</text:p>
          </table:table-cell>
          <table:table-cell table:style-name="ce22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25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25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25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25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25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25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25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25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19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9" table:content-validation-name="val20"/>
          <table:table-cell table:style-name="ce14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9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89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89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89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89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89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89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style-name="ce619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9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0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46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1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46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2" office:value-type="string" calcext:value-type="string">
            <text:p>Helyismeret: [<text:span text:style-name="T5">saját város</text:span>]</text:p>
          </table:table-cell>
          <table:table-cell table:style-name="ce246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3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46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62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9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210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210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0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0"/>
          <table:table-cell table:style-name="ce40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0"/>
          <table:table-cell table:style-name="ce40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0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12"/>
          <table:covered-table-cell table:number-columns-repeated="2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3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21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1" table:content-validation-name="val106" office:value-type="string" calcext:value-type="string">
            <text:p>Módosítók</text:p>
          </table:table-cell>
          <table:table-cell table:style-name="ce521" table:content-validation-name="val113" office:value-type="string" calcext:value-type="string">
            <text:p>Összesen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0" table:content-validation-name="val97" office:value-type="float" office:value="10" calcext:value-type="float">
            <text:p>10</text:p>
          </table:table-cell>
          <table:table-cell table:style-name="ce570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41" table:content-validation-name="val114" table:formula="of:=[.C4]+[.D4]" office:value-type="float" office:value="15" calcext:value-type="float">
            <text:p>15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52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20" calcext:value-type="float">
            <text:p>20</text:p>
          </table:table-cell>
          <table:table-cell table:style-name="ce570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41" table:content-validation-name="val115" table:formula="of:=[.C5]+[.B5]+[.D5]" office:value-type="float" office:value="20" calcext:value-type="float">
            <text:p>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120" calcext:value-type="float">
            <text:p>120</text:p>
          </table:table-cell>
          <table:table-cell table:style-name="ce570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41" table:content-validation-name="val116" table:formula="of:=[.C6]+[.B6]+[.D6]" office:value-type="float" office:value="120" calcext:value-type="float">
            <text:p>1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03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570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641" table:content-validation-name="val117" table:formula="of:=[.C8]+[.B8]+[.D8]" office:value-type="float" office:value="-30" calcext:value-type="float">
            <text:p>-30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52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12"/>
          <table:covered-table-cell table:number-columns-repeated="3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23"/>
          <table:table-cell table:style-name="ce603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70"/>
          <table:table-cell table:style-name="ce470" table:number-columns-spanned="6" table:number-rows-spanned="1"/>
          <table:covered-table-cell table:number-columns-repeated="5" table:style-name="ce470"/>
          <table:table-cell table:style-name="ce470" table:number-columns-repeated="8"/>
          <table:table-cell table:style-name="ce436"/>
          <table:table-cell table:style-name="ce855"/>
          <table:table-cell table:style-name="ce470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1" table:content-validation-name="val99" office:value-type="string" calcext:value-type="string">
            <text:p>Szint</text:p>
          </table:table-cell>
          <table:table-cell table:style-name="ce571" office:value-type="string" calcext:value-type="string">
            <text:p>KÉ</text:p>
          </table:table-cell>
          <table:table-cell table:style-name="ce571" office:value-type="string" calcext:value-type="string">
            <text:p>TÉ/CÉ</text:p>
          </table:table-cell>
          <table:table-cell table:style-name="ce571" office:value-type="string" calcext:value-type="string">
            <text:p>VÉ</text:p>
          </table:table-cell>
          <table:table-cell table:style-name="ce571" table:content-validation-name="val122" office:value-type="string" calcext:value-type="string">
            <text:p>Sebesség</text:p>
          </table:table-cell>
          <table:table-cell table:style-name="ce57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12"/>
          <table:table-cell table:style-name="ce855"/>
          <table:table-cell table:style-name="ce23" table:number-columns-repeated="239"/>
        </table:table-row>
        <table:table-row table:style-name="ro6">
          <table:table-cell table:style-name="ce470" table:number-columns-spanned="9" table:number-rows-spanned="1"/>
          <table:covered-table-cell table:number-columns-repeated="7" table:style-name="ce470"/>
          <table:covered-table-cell table:style-name="ce410"/>
          <table:table-cell table:style-name="ce470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70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1"/>
          <table:covered-table-cell table:number-columns-repeated="5" table:style-name="ce337"/>
          <table:covered-table-cell table:style-name="ce531"/>
          <table:covered-table-cell table:style-name="ce698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8" office:value-type="string" calcext:value-type="string">
            <text:p>SP</text:p>
          </table:table-cell>
          <table:table-cell table:style-name="ce698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7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2" table:number-columns-repeated="5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2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70"/>
          <table:table-cell table:style-name="ce436"/>
          <table:table-cell table:style-name="ce23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8" office:value-type="string" calcext:value-type="string">
            <text:p>SP</text:p>
          </table:table-cell>
          <table:table-cell table:style-name="ce698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70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12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8">
          <table:table-cell table:style-name="ce296" table:content-validation-name="val8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1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484" office:value-type="string" calcext:value-type="string">
            <text:p>KÉ</text:p>
          </table:table-cell>
          <table:table-cell table:style-name="ce484" office:value-type="string" calcext:value-type="string">
            <text:p>TÉ/CÉ</text:p>
          </table:table-cell>
          <table:table-cell table:style-name="ce484" office:value-type="string" calcext:value-type="string">
            <text:p>VÉ/Osztó</text:p>
          </table:table-cell>
          <table:table-cell table:style-name="ce69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12" table:content-validation-name="val66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587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762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19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587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35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7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8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1"/>
          <table:table-cell table:style-name="ce23"/>
          <table:table-cell table:style-name="ce619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9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5" table:content-validation-name="val124" table:formula="of:=[.G30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87" table:number-columns-spanned="3" table:number-rows-spanned="1"/>
          <table:covered-table-cell table:number-columns-repeated="2" table:style-name="ce762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87" table:content-validation-name="val128"/>
          <table:covered-table-cell table:style-name="ce762"/>
          <table:covered-table-cell table:style-name="ce23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05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9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70"/>
          <table:table-cell/>
          <table:table-cell table:style-name="ce972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70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70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551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5"/>
          <table:table-cell table:style-name="ce618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5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551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6"/>
          <table:table-cell table:number-columns-repeated="2"/>
          <table:table-cell table:style-name="ce978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7"/>
          <table:table-cell table:style-name="ce1254" table:number-columns-repeated="2"/>
          <table:table-cell table:style-name="ce557"/>
          <table:table-cell table:style-name="ce1254"/>
          <table:table-cell table:style-name="ce557" table:number-columns-repeated="3"/>
          <table:table-cell table:style-name="ce897"/>
          <table:table-cell table:style-name="ce470"/>
          <table:table-cell/>
          <table:table-cell table:style-name="ce979" table:content-validation-name="val141" table:formula="of:=IF([.$B$53]&gt;0;[.L$55];[$KP_tablazat.$L$53])" office:value-type="float" office:value="-10" calcext:value-type="float">
            <text:p>-10</text:p>
          </table:table-cell>
          <table:table-cell table:style-name="ce981" table:content-validation-name="val141" table:formula="of:=IF([.$B$53]&gt;0;[.M$55];[$KP_tablazat.$L$53])" office:value-type="float" office:value="-10" calcext:value-type="float">
            <text:p>-10</text:p>
          </table:table-cell>
          <table:table-cell table:style-name="ce981" table:content-validation-name="val141" table:formula="of:=IF([.$B$53]&gt;0;[.N$55];[$KP_tablazat.$L$53])" office:value-type="float" office:value="-10" calcext:value-type="float">
            <text:p>-10</text:p>
          </table:table-cell>
          <table:table-cell table:style-name="ce981" table:content-validation-name="val141" table:formula="of:=IF([.$B$53]&gt;0;[.O$55];0)" office:value-type="float" office:value="0" calcext:value-type="float">
            <text:p>0</text:p>
          </table:table-cell>
          <table:table-cell table:style-name="ce981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599" table:number-columns-repeated="2"/>
          <table:table-cell table:style-name="ce654" office:value-type="string" calcext:value-type="string">
            <text:p>HM Sebesség</text:p>
          </table:table-cell>
          <table:table-cell table:style-name="ce654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5" office:value-type="string" calcext:value-type="string" table:number-columns-spanned="2" table:number-rows-spanned="1">
            <text:p>Pengehossz Σ</text:p>
          </table:table-cell>
          <table:covered-table-cell table:style-name="ce654"/>
          <table:table-cell table:style-name="ce898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70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555" table:number-columns-spanned="2" table:number-rows-spanned="1"/>
          <table:covered-table-cell table:style-name="ce555"/>
          <table:table-cell table:style-name="ce622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57" table:number-columns-spanned="2" table:number-rows-spanned="1"/>
          <table:covered-table-cell table:style-name="ce557"/>
          <table:table-cell table:style-name="ce623" office:value-type="string" calcext:value-type="string">
            <text:p>MGT full</text:p>
          </table:table-cell>
          <table:table-cell table:style-name="ce656"/>
          <table:table-cell table:style-name="ce557"/>
          <table:table-cell table:style-name="ce717" office:value-type="string" calcext:value-type="string">
            <text:p>Szúró</text:p>
          </table:table-cell>
          <table:table-cell table:style-name="ce717" office:value-type="string" calcext:value-type="string">
            <text:p>Vágó</text:p>
          </table:table-cell>
          <table:table-cell table:style-name="ce906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6" table:number-columns-spanned="2" table:number-rows-spanned="1"/>
          <table:covered-table-cell table:style-name="ce557"/>
          <table:table-cell table:style-name="ce623" office:value-type="string" calcext:value-type="string">
            <text:p>MGT csökk</text:p>
          </table:table-cell>
          <table:table-cell table:style-name="ce656"/>
          <table:table-cell table:style-name="ce557"/>
          <table:table-cell table:style-name="ce721" table:number-columns-repeated="2"/>
          <table:table-cell table:style-name="ce908"/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557" table:number-columns-spanned="2" table:number-rows-spanned="1"/>
          <table:covered-table-cell table:style-name="ce557"/>
          <table:table-cell table:style-name="ce624" office:value-type="string" calcext:value-type="string">
            <text:p>2x Erő</text:p>
          </table:table-cell>
          <table:table-cell table:style-name="ce657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557" table:number-columns-repeated="3"/>
          <table:table-cell table:style-name="ce897"/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57" table:number-columns-spanned="2" table:number-rows-spanned="1"/>
          <table:covered-table-cell table:style-name="ce557"/>
          <table:table-cell table:style-name="ce1254" table:number-columns-repeated="2"/>
          <table:table-cell table:style-name="ce557"/>
          <table:table-cell table:style-name="ce722" office:value-type="string" calcext:value-type="string" table:number-columns-spanned="2" table:number-rows-spanned="1">
            <text:p>Vértviselet fortély</text:p>
          </table:table-cell>
          <table:covered-table-cell table:style-name="ce824"/>
          <table:table-cell table:style-name="ce909" table:content-validation-name="val138" table:formula="of:=[$Tulajdonságok_képzettségek.D32]" office:value-type="float" office:value="0" calcext:value-type="float">
            <text:p>0. fok</text:p>
          </table:table-cell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560" table:number-columns-spanned="2" table:number-rows-spanned="1"/>
          <table:covered-table-cell table:style-name="ce560"/>
          <table:table-cell table:style-name="ce650" office:value-type="string" calcext:value-type="string">
            <text:p>Lefedettség %</text:p>
          </table:table-cell>
          <table:table-cell table:style-name="ce658" office:value-type="float" office:value="0" calcext:value-type="float">
            <text:p>0 %</text:p>
          </table:table-cell>
          <table:table-cell table:style-name="ce560"/>
          <table:table-cell table:style-name="ce723" office:value-type="string" calcext:value-type="string" table:number-columns-spanned="2" table:number-rows-spanned="1">
            <text:p>Páncél viselve</text:p>
          </table:table-cell>
          <table:covered-table-cell table:style-name="ce560"/>
          <table:table-cell table:style-name="ce910" table:content-validation-name="val139" office:value-type="float" office:value="1" calcext:value-type="float">
            <text:p>1</text:p>
          </table:table-cell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02" table:number-columns-repeated="6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2"/>
          <table:covered-table-cell table:style-name="ce426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40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0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026"/>
        <table:table-column table:style-name="co38" table:default-cell-style-name="Default"/>
        <table:table-column table:style-name="co39" table:default-cell-style-name="Default"/>
        <table:table-column table:style-name="co40" table:default-cell-style-name="ce1026"/>
        <table:table-column table:style-name="co41" table:default-cell-style-name="ce1026"/>
        <table:table-column table:style-name="co42" table:default-cell-style-name="ce1026"/>
        <table:table-column table:style-name="co43" table:default-cell-style-name="Default"/>
        <table:table-column table:style-name="co44" table:default-cell-style-name="ce1026"/>
        <table:table-column table:style-name="co45" table:default-cell-style-name="Default"/>
        <table:table-column table:style-name="co46" table:default-cell-style-name="ce1026"/>
        <table:table-column table:style-name="co47" table:default-cell-style-name="ce1026"/>
        <table:table-column table:style-name="co23" table:default-cell-style-name="ce1026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2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3">[</text:span><text:span text:style-name="T14">Tradíció neve</text:span><text:span text:style-name="T15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3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2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25"/>
          <table:table-cell table:style-name="ce102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25"/>
          <table:table-cell table:style-name="ce1025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1025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4" table:number-columns-spanned="4" table:number-rows-spanned="1"/>
          <table:covered-table-cell table:number-columns-repeated="3" table:style-name="ce1034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4" table:number-columns-spanned="4" table:number-rows-spanned="1"/>
          <table:covered-table-cell table:number-columns-repeated="3" table:style-name="ce1034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224"/>
        <table:table-column table:style-name="co49" table:default-cell-style-name="ce1232"/>
        <table:table-column table:style-name="co12" table:number-columns-repeated="254" table:default-cell-style-name="ce1224"/>
        <table:table-row table:style-name="ro12">
          <table:table-cell table:style-name="ce1222" office:value-type="string" calcext:value-type="string">
            <text:p>Karakter pontok (KP) elosztása</text:p>
            <text:p/>
          </table:table-cell>
          <table:table-cell table:style-name="ce1230"/>
          <table:table-cell table:style-name="ce1237" table:number-columns-repeated="254"/>
        </table:table-row>
        <table:table-row table:style-name="ro13">
          <table:table-cell table:style-name="ce662"/>
          <table:table-cell table:style-name="ce1231" office:value-type="string" calcext:value-type="string">
            <text:p><text:span text:style-name="T17">→ </text:span><text:span text:style-name="T18">KP = 150 + (T.sz  x (100 + (2 x Intelligencia)))  + (T.sz. X (40 + (2 x Emlékezet))), ez utóbbi csak szekunder ismeretek növelésére fordítható</text:span></text:p>
            <text:p><text:span text:style-name="T17">→ </text:span><text:span text:style-name="T18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233" office:value-type="string" calcext:value-type="string">
            <text:p><text:span text:style-name="T19">→Egy primer képzettség értéke legfeljebb (szint+3) lehet</text:span></text:p>
            <text:p><text:span text:style-name="T19">→Egy szekunder képzettség értéke legfeljebb (szint+6) lehet</text:span></text:p>
            <text:p><text:span text:style-name="T1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7">→</text:span><text:span text:style-name="T1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34" office:value-type="string" calcext:value-type="string">
            <text:p><text:span text:style-name="T20">→</text:span><text:span text:style-name="T21">Vannak egy és többfokú fortélyok. Minden fok </text:span><text:span text:style-name="T22">15KP</text:span><text:span text:style-name="T21">-ba kerül és követelményei vannak.</text:span></text:p>
            <text:p><text:span text:style-name="T20">→</text:span><text:span text:style-name="T21">Több fokú Fortélyoknál szintenként csak egy fokot lehet fejlődni akkor is, ha lenne elég KP több fokra is! Ez alól kivétel az 1. szint (karakteralkotás).</text:span></text:p>
            <text:p><text:span text:style-name="T20">→</text:span><text:span text:style-name="T21">Egy szintlépés alkalmával nem vehető fel két olyan Fortély, amely ugyanazt a jellemzőt/képzettséget, stb módosít.</text:span></text:p>
            <text:p><text:span text:style-name="T20">→</text:span><text:span text:style-name="T2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25" table:number-columns-repeated="256"/>
        </table:table-row>
        <table:table-row table:style-name="ro14">
          <table:table-cell table:style-name="ce1223" office:value-type="string" calcext:value-type="string">
            <text:p>Harcérték módosítók (HM)</text:p>
            <text:p/>
          </table:table-cell>
          <table:table-cell table:style-name="ce1225"/>
          <table:table-cell table:number-columns-repeated="254"/>
        </table:table-row>
        <table:table-row table:style-name="ro15">
          <table:table-cell/>
          <table:table-cell table:style-name="ce1231" office:value-type="string" calcext:value-type="string">
            <text:p><text:span text:style-name="T23">→</text:span><text:span text:style-name="T24">1HM/CM = 5 KP</text:span></text:p>
            <text:p><text:span text:style-name="T23">→</text:span><text:span text:style-name="T24">max 8 HM/szint   </text:span><text:span text:style-name="T25">(HM = közelharci HM, amibe a TÉ és VÉ tartozik bele)</text:span></text:p>
            <text:p><text:span text:style-name="T23">→</text:span><text:span text:style-name="T24">max 4 CM/szint   </text:span><text:span text:style-name="T25">(CM = Célzóérték Módosító, ami a CÉ-re fordítható harcértékmódosítót jelöli)</text:span></text:p>
            <text:p/>
            <text:p><text:span text:style-name="T2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1"/>
          <table:table-cell table:number-columns-repeated="254"/>
        </table:table-row>
        <table:table-row table:style-name="ro13">
          <table:table-cell table:style-name="ce122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31" office:value-type="string" calcext:value-type="string">
            <text:p><text:span text:style-name="T23">→</text:span><text:span text:style-name="T24">Mágikus tradíciók: Átfogó képzettségek (csak 1x vehetőek fel) és követelményeik vannak (van amelyik, csak 1.szinten vehető fel).  </text:span><text:span text:style-name="T25">(Például: Magasmágia, Vulgármágia, stb.)</text:span></text:p>
            <text:p><text:span text:style-name="T23">→</text:span><text:span text:style-name="T24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22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233" office:value-type="string" calcext:value-type="string">
            <text:p><text:span text:style-name="T19">→Pszí-alkalmazás: 4 fokú fortély egyre erősebb követelményekkel. Az alkalmazás fokát adja, nélküle nem lehet ψ iskolát tanulni.</text:span></text:p>
            <text:p><text:span text:style-name="T1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228"/>
          <table:table-cell table:style-name="ce1235"/>
          <table:table-cell table:style-name="ce1228" table:number-columns-repeated="254"/>
        </table:table-row>
        <table:table-row table:style-name="ro1">
          <table:table-cell table:style-name="ce1229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236" office:value-type="string" calcext:value-type="string">
            <text:p><text:span text:style-name="T23">→pl. lábsöprés, lefegyverzés, átdobás</text:span></text:p>
            <text:p><text:span text:style-name="T23">→Kivételek, mert </text:span><text:span text:style-name="T27">NEM</text:span><text:span text:style-name="T23"> KP-ba, hanem Manőverfejlesztő Pontba (MFP) kerülnek, amit automatikusan kap a játékos (több fokkal is fejleszthetőek egyes manőverek!)</text:span></text:p>
            <text:p><text:span text:style-name="T23">  (ΣMFP = összes nem távolsági harcmodor szintjének összege) </text:span></text:p>
            <text:p><text:span text:style-name="T2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24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238" office:value-type="string" calcext:value-type="string">
            <text:p>V8.2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Vértviselet bekerült a fix fortélyok közé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ismét beszámolva a fegyverek értékeibe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ÉP táblázat: automatikus kiszürkítés ÉP számától függő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tkezes harc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áncélok, vértek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x szint: 21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Alap: 15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/Szint: 100 + (2x Intelligencia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ekunder KP/Szint: 40 + (2x Emlékezet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nőver Pontok (MP) számításába beleszámoljuk HM/10 értéket is. Új oszlop a Harcmodoroknál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anőver nehézsége oszlop már érték ellenőrzött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nem automatikusan számolódik be, bekerült a fegyverek alá, leírássa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átterek átkerült a „Tartalék” lap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egyverek táblázatban a fegyver kommenteket is beszúrj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nél: hatótáv; + fegyver kommen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lsődleges nyelv és másodlagos nyelv (Pyarroni és második helyett)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Az 1.nyelvre: +6 bónusz; 2.nyelvre: +3 bónusz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arci Akrobatika bónuszai kiszedve az alap harcértékekből, új sorba kerültek – a fegyverek alá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lusz egy sor az Életerő táblázatb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GT csökkentő/növelő bónuszhoz felugró magyar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5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KP/szint: 100-ra csökkent 120-ró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maradt warning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 választó sorában az oszlophivatkozások javítv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Rengeteg hajító és lőfegyver értéké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élfegyverek értékei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ismeretekre költött össz KP képlet hivatkozásainak javítés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túllépés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Írástudó fortély ingyenes ha van Tradíció minimum 3.szint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peciális (részben ingyenes) képzettségek szétválasztása Átlagos és Könnyű kategóriák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zekunder képzettségek maximuma: (szint x <text:span text:style-name="T28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Fix: Tradíció képzettség KP-i nem számítottak bele a primer költésbe (rossz cellahivatkozás)</text:p>
          </table:table-cell>
          <table:table-cell table:style-name="ce1135" table:number-columns-repeated="1023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3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23">→ </text:span><text:span text:style-name="T32">lefelé</text:span><text:span text:style-name="T23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24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244" office:value-type="string" calcext:value-type="string">
            <text:p>* Javítás: a képzettségek nem foka, hanem szintje van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Minden kiemelt cellához Érvényesség vizsgála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inttúlépés ellenőrzés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VÉGRE: A képzettségbónusz megfelelő kezelése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abályok munkalapon más betűkészlet (ékezet gondok voltak)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24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na korlát eltörl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 tradíciók: 50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-be ismét beszámít a TSZ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értékeinek automatikus kiszám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Nincs korlátozva a max vásárolható mana po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: 80KP (eddig 70 vol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egyver táblázatba bekerült: MF oszlop (Mesterfegyver foka az adott fegyverre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ce1252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ámadási típus bekerült (szúró/vágó/zúzó) a fegyverek táblázatáb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Össz ÉP kiszámolása (Harcértékek oldal alja (Sebesülés táblázat teteje)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 számítás javítva + KÉ-re már nem adható HM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VÉ csökkenés plusz sor sok hellye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É-be az Önuralom számít! Javít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rcmodorokhoz új oszlop: Sebessé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ájdalomtűrés próbák módosulta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harcmodor törölv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ortély cellák átalak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 = 70 + Intelligenci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+6-os tulajdonságok pontértéke beír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ulajdonságok: Önuralom, Fogékonysá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x egyfajta HM hiba jav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bekerült a Harcmodorok közé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ψP = 2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MP = 3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pró javításo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jításnak, Íjászatnak, Lövészetnek is van KÉ-j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Átszervezett Harcétékek oldal. Jobb helykihasználás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Külön CHM (CÉ-HM) (max 4CHM/Szin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CHM = 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Egy harcérték alapra max 5/szi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5HM-&gt;3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4HM-&gt;2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3HM-&gt;1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table:number-columns-repeated="2"/>
          <table:table-cell table:style-name="ce1253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szí bekerült, 1 HM=4KP, Max HM/szint=8, 1MP=4KP, 1Pp=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Javítások, Fortélyok táblázat átrendez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Fegyverek harcértékei, Teljes fegyveres harcértékek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eterő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ajzsok, vértek, SFÉ tábláza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Mágia és Pszi fül: egyszerűbb, átláthatóbb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őfej és élőláb kikapcs, ez plusz hely.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eljes átstruktúrálás, hogy nyomtatható legyen, ne lógjon ki 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sehol a nyomtatási képbő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612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1254"/>
          <table:table-cell table:style-name="ce1260" office:value-type="string" calcext:value-type="string">
            <text:p>Fegyver</text:p>
          </table:table-cell>
          <table:table-cell table:style-name="ce1277" office:value-type="string" calcext:value-type="string">
            <text:p>Típus</text:p>
          </table:table-cell>
          <table:table-cell table:style-name="ce1260" office:value-type="string" calcext:value-type="string">
            <text:p>SP</text:p>
          </table:table-cell>
          <table:table-cell table:style-name="ce1303" office:value-type="string" calcext:value-type="string">
            <text:p>Sebzés módja</text:p>
          </table:table-cell>
          <table:table-cell table:style-name="ce1308" office:value-type="string" calcext:value-type="string">
            <text:p>Átütés</text:p>
          </table:table-cell>
          <table:table-cell table:style-name="ce1308" office:value-type="string" calcext:value-type="string">
            <text:p>Íves</text:p>
          </table:table-cell>
          <table:table-cell table:style-name="ce1314" office:value-type="string" calcext:value-type="string">
            <text:p>1,5 kezes</text:p>
          </table:table-cell>
          <table:table-cell table:style-name="ce1308" office:value-type="string" calcext:value-type="string">
            <text:p>Pengehossz</text:p>
          </table:table-cell>
          <table:table-cell table:style-name="ce1308" office:value-type="string" calcext:value-type="string">
            <text:p>KÉ</text:p>
          </table:table-cell>
          <table:table-cell table:style-name="ce1308" office:value-type="string" calcext:value-type="string">
            <text:p>TÉ</text:p>
          </table:table-cell>
          <table:table-cell table:style-name="ce1308" office:value-type="string" calcext:value-type="string">
            <text:p>VÉ</text:p>
          </table:table-cell>
          <table:table-cell table:style-name="ce1308" office:value-type="string" calcext:value-type="string">
            <text:p>Sebesség</text:p>
          </table:table-cell>
          <table:table-cell table:style-name="ce1277" office:value-type="string" calcext:value-type="string">
            <text:p>Harcmodor</text:p>
          </table:table-cell>
          <table:table-cell table:style-name="ce1352" office:value-type="string" calcext:value-type="string">
            <text:p>Megjegyzés</text:p>
          </table:table-cell>
          <table:table-cell table:style-name="ce1254" table:number-columns-repeated="241"/>
        </table:table-row>
        <table:table-row table:style-name="ro1">
          <table:table-cell table:style-name="ce1255" office:value-type="string" calcext:value-type="string">
            <text:p>Közelharci fegyverek</text:p>
          </table:table-cell>
          <table:table-cell table:style-name="ce1261" office:value-type="string" calcext:value-type="string">
            <text:p><text:s/>__</text:p>
          </table:table-cell>
          <table:table-cell table:style-name="ce1279"/>
          <table:table-cell table:style-name="ce1279" office:value-type="string" calcext:value-type="string">
            <text:p>x</text:p>
          </table:table-cell>
          <table:table-cell table:number-columns-repeated="2" table:style-name="ce1261" office:value-type="string" calcext:value-type="string">
            <text:p>x</text:p>
          </table:table-cell>
          <table:table-cell table:style-name="ce1261"/>
          <table:table-cell table:style-name="ce1315"/>
          <table:table-cell table:number-columns-repeated="3" table:style-name="ce1261" office:value-type="string" calcext:value-type="string">
            <text:p>x</text:p>
          </table:table-cell>
          <table:table-cell table:number-columns-repeated="2" table:style-name="ce1326" office:value-type="string" calcext:value-type="string">
            <text:p>x</text:p>
          </table:table-cell>
          <table:table-cell table:style-name="ce1261" table:number-columns-repeated="2"/>
          <table:table-cell table:style-name="ce1534" table:number-columns-repeated="241"/>
        </table:table-row>
        <table:table-row table:style-name="ro20">
          <table:table-cell/>
          <table:table-cell table:style-name="ce1262" office:value-type="string" calcext:value-type="string">
            <text:p>Puszta kéz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-5" calcext:value-type="float">
            <text:p>-5</text:p>
          </table:table-cell>
          <table:table-cell table:style-name="ce1280" office:value-type="string" calcext:value-type="string">
            <text:p>Z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16"/>
          <table:table-cell table:style-name="ce1322" office:value-type="float" office:value="0" calcext:value-type="float">
            <text:p>0</text:p>
          </table:table-cell>
          <table:table-cell table:number-columns-repeated="3" table:style-name="ce1280" office:value-type="float" office:value="-10" calcext:value-type="float">
            <text:p>-10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Béltépő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Dzsambi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Garott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string" calcext:value-type="string">
            <text:p>spec.</text:p>
          </table:table-cell>
          <table:table-cell table:number-columns-repeated="3"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-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risz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Levéltőr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1" calcext:value-type="float">
            <text:p>1</text:p>
          </table:table-cell>
          <table:table-cell table:style-name="ce1292" office:value-type="string" calcext:value-type="string">
            <text:p>S/V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2" calcext:value-type="float">
            <text:p>2</text:p>
          </table:table-cell>
          <table:table-cell table:style-name="ce1292" office:value-type="float" office:value="4" calcext:value-type="float">
            <text:p>4</text:p>
          </table:table-cell>
          <table:table-cell table:number-columns-repeated="2"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kolatgomb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Z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92" office:value-type="float" office:value="0" calcext:value-type="float">
            <text:p>0</text:p>
          </table:table-cell>
          <table:table-cell table:number-columns-repeated="3" table:style-name="ce1292" office:value-type="float" office:value="-7" calcext:value-type="float">
            <text:p>-7</text:p>
          </table:table-cell>
          <table:table-cell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éregfog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S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1" calcext:value-type="float">
            <text:p>1</text:p>
          </table:table-cell>
          <table:table-cell table:number-columns-repeated="2" table:style-name="ce1292" office:value-type="float" office:value="3" calcext:value-type="float">
            <text:p>3</text:p>
          </table:table-cell>
          <table:table-cell table:style-name="ce1292"/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Pugos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Ramier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3" calcext:value-type="float">
            <text:p>3</text:p>
          </table:table-cell>
          <table:table-cell table:number-columns-repeated="3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hárít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5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Tőr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ököl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/>
          <table:table-cell table:style-name="ce1264" office:value-type="string" calcext:value-type="string">
            <text:p>Tőr, páncélszúró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1" calcext:value-type="float">
            <text:p>1</text:p>
          </table:table-cell>
          <table:table-cell table:style-name="ce1282" office:value-type="string" calcext:value-type="string">
            <text:p>S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0" calcext:value-type="float">
            <text:p>0</text:p>
          </table:table-cell>
          <table:table-cell table:style-name="ce1317"/>
          <table:table-cell table:style-name="ce1282" office:value-type="float" office:value="1" calcext:value-type="float">
            <text:p>1</text:p>
          </table:table-cell>
          <table:table-cell table:style-name="ce1282" office:value-type="float" office:value="4" calcext:value-type="float">
            <text:p>4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4" calcext:value-type="float">
            <text:p>4</text:p>
          </table:table-cell>
          <table:table-cell table:style-name="ce1282"/>
          <table:table-cell table:style-name="ce1344" office:value-type="string" calcext:value-type="string">
            <text:p>közelharc</text:p>
          </table:table-cell>
          <table:table-cell table:style-name="ce135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Sla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Vasököl / páncélkesztyű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Z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0" calcext:value-type="float">
            <text:p>0</text:p>
          </table:table-cell>
          <table:table-cell table:number-columns-repeated="3" table:style-name="ce1283" office:value-type="float" office:value="-7" calcext:value-type="float">
            <text:p>-7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özelharc</text:p>
          </table:table-cell>
          <table:table-cell table:style-name="ce1357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21">
          <table:table-cell table:style-name="ce1255" office:value-type="string" calcext:value-type="string">
            <text:p>Kardvívó fegyverek</text:p>
          </table:table-cell>
          <table:table-cell table:style-name="ce1262" office:value-type="string" calcext:value-type="string">
            <text:p>Kard, dzsenn szablya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string" calcext:value-type="string">
            <text:p>V/S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float" office:value="1" calcext:value-type="float">
            <text:p>1</text:p>
          </table:table-cell>
          <table:table-cell table:style-name="ce1316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8" calcext:value-type="float">
            <text:p>8</text:p>
          </table:table-cell>
          <table:table-cell table:number-columns-repeated="2" table:style-name="ce1280" office:value-type="float" office:value="15" calcext:value-type="float">
            <text:p>15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emreli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number-columns-repeated="2" table:style-name="ce1281" office:value-type="float" office:value="13" calcext:value-type="float">
            <text:p>13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/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fejvadász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handzsá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iequa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S/V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osszú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jatagá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20" calcext:value-type="float">
            <text:p>20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hossa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number-columns-repeated="2" table:style-name="ce1281" office:value-type="float" office:value="11" calcext:value-type="float">
            <text:p>11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a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ovag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ard, másfél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mester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8" calcext:value-type="float">
            <text:p>18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Pu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9" calcext:value-type="float">
            <text:p>19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Slan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11" calcext:value-type="float">
            <text:p>11</text:p>
          </table:table-cell>
          <table:table-cell table:number-columns-repeated="2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csata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23" calcext:value-type="float">
            <text:p>23</text:p>
          </table:table-cell>
          <table:table-cell table:style-name="ce1281" office:value-type="float" office:value="17" calcext:value-type="float">
            <text:p>17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szably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a-sequor </text:p>
          </table:table-cell>
          <table:table-cell table:style-name="ce1281" office:value-type="string" calcext:value-type="string">
            <text:p>két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/>
          <table:table-cell table:style-name="ce1281" office:value-type="float" office:value="1" calcext:value-type="float">
            <text:p>1</text:p>
          </table:table-cell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eneth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Predoci egyeneskard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Sequor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94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22"/>
          <table:table-cell table:style-name="ce1265" office:value-type="string" calcext:value-type="string">
            <text:p>Tőrkar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ardvívás</text:p>
          </table:table-cell>
          <table:table-cell table:style-name="ce135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Pusztító fegyverek</text:p>
          </table:table-cell>
          <table:table-cell table:style-name="ce1262" office:value-type="string" calcext:value-type="string">
            <text:p>Bot, rövid</text:p>
          </table:table-cell>
          <table:table-cell table:style-name="ce1280" office:value-type="string" calcext:value-type="string">
            <text:p>egykezes</text:p>
          </table:table-cell>
          <table:table-cell table:style-name="ce1284" office:value-type="float" office:value="-3" calcext:value-type="float">
            <text:p>-3</text:p>
          </table:table-cell>
          <table:table-cell table:style-name="ce1284" office:value-type="string" calcext:value-type="string">
            <text:p>Z</text:p>
          </table:table-cell>
          <table:table-cell table:number-columns-repeated="2" table:style-name="ce1284" office:value-type="float" office:value="0" calcext:value-type="float">
            <text:p>0</text:p>
          </table:table-cell>
          <table:table-cell table:style-name="ce1316"/>
          <table:table-cell table:style-name="ce1281" office:value-type="float" office:value="0.5" calcext:value-type="float">
            <text:p>0.5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5" calcext:value-type="float">
            <text:p>5</text:p>
          </table:table-cell>
          <table:table-cell table:style-name="ce1344" office:value-type="string" calcext:value-type="string">
            <text:p>pusztítás</text:p>
          </table:table-cell>
          <table:table-cell table:style-name="ce140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ot, furkós</text:p>
          </table:table-cell>
          <table:table-cell table:style-name="ce1281" office:value-type="string" calcext:value-type="string">
            <text:p>egykezes</text:p>
          </table:table-cell>
          <table:table-cell table:style-name="ce1285" office:value-type="float" office:value="-1" calcext:value-type="float">
            <text:p>-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8" calcext:value-type="float">
            <text:p>8</text:p>
          </table:table-cell>
          <table:table-cell table:style-name="ce1285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305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lánco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shadleki</text:p>
          </table:table-cell>
          <table:table-cell table:style-name="ce1281" office:value-type="string" calcext:value-type="string">
            <text:p>??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/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olla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 office:value-type="string" calcext:value-type="string">
            <text:p>!</text:p>
          </table:table-cell>
          <table:table-cell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üskés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string" calcext:value-type="string">
            <text:p>!!</text:p>
          </table:table-cell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3">
          <table:table-cell/>
          <table:table-cell table:style-name="ce1263" office:value-type="string" calcext:value-type="string">
            <text:p>Csatabárd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6" office:value-type="string" calcext:value-type="string">
            <text:p>V</text:p>
            <text:p>(néha szúrás)</text:p>
          </table:table-cell>
          <table:table-cell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Csatabá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/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Csatacsákány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S?</text:p>
          </table:table-cell>
          <table:table-cell table:style-name="ce1281" office:value-type="string" calcext:value-type="string">
            <text:p>10 !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Harci kalapács</text:p>
          </table:table-cell>
          <table:table-cell table:style-name="ce1283" office:value-type="string" calcext:value-type="string">
            <text:p>??</text:p>
          </table:table-cell>
          <table:table-cell table:style-name="ce1293"/>
          <table:table-cell table:style-name="ce1286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293" table:number-columns-repeated="6"/>
          <table:table-cell table:style-name="ce1345" office:value-type="string" calcext:value-type="string">
            <text:p>pusztítás</text:p>
          </table:table-cell>
          <table:table-cell table:style-name="ce1361"/>
          <table:table-cell table:style-name="ce422" table:number-columns-repeated="241"/>
        </table:table-row>
        <table:table-row table:style-name="ro1">
          <table:table-cell table:style-name="ce1256" office:value-type="string" calcext:value-type="string">
            <text:p>Lándzsavívó fegyverek</text:p>
          </table:table-cell>
          <table:table-cell table:style-name="ce1266" office:value-type="string" calcext:value-type="string">
            <text:p>Alabárd</text:p>
          </table:table-cell>
          <table:table-cell table:style-name="ce1284" office:value-type="string" calcext:value-type="string">
            <text:p>kétkezes</text:p>
          </table:table-cell>
          <table:table-cell table:style-name="ce1284" office:value-type="float" office:value="4" calcext:value-type="float">
            <text:p>4</text:p>
          </table:table-cell>
          <table:table-cell table:style-name="ce1284" office:value-type="string" calcext:value-type="string">
            <text:p>S+Z/V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0" calcext:value-type="float">
            <text:p>0</text:p>
          </table:table-cell>
          <table:table-cell table:style-name="ce1284"/>
          <table:table-cell table:style-name="ce1285" office:value-type="float" office:value="3" calcext:value-type="float">
            <text:p>3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28" calcext:value-type="float">
            <text:p>28</text:p>
          </table:table-cell>
          <table:table-cell table:style-name="ce1284" office:value-type="float" office:value="8" calcext:value-type="float">
            <text:p>8</text:p>
          </table:table-cell>
          <table:table-cell table:style-name="ce1346" office:value-type="string" calcext:value-type="string">
            <text:p>lándzsavívás</text:p>
          </table:table-cell>
          <table:table-cell table:style-name="ce1402" office:value-type="string" calcext:value-type="string">
            <text:p>Talán a legjobb a páncélok ellen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Bot, hosszú</text:p>
          </table:table-cell>
          <table:table-cell table:style-name="ce1285" office:value-type="string" calcext:value-type="string">
            <text:p>kétkezes</text:p>
          </table:table-cell>
          <table:table-cell table:style-name="ce1294" office:value-type="float" office:value="1" calcext:value-type="float">
            <text:p>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16" calcext:value-type="float">
            <text:p>16</text:p>
          </table:table-cell>
          <table:table-cell table:style-name="ce1285" office:value-type="float" office:value="24" calcext:value-type="float">
            <text:p>24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3">
          <table:table-cell table:style-name="ce619"/>
          <table:table-cell table:style-name="ce1267" office:value-type="string" calcext:value-type="string">
            <text:p>Lándzs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number-columns-repeated="2" table:style-name="ce1285" office:value-type="float" office:value="32" calcext:value-type="float">
            <text:p>32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3">
          <table:table-cell table:style-name="ce619"/>
          <table:table-cell table:style-name="ce1267" office:value-type="string" calcext:value-type="string">
            <text:p>Pik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8" calcext:value-type="float">
            <text:p>18</text:p>
          </table:table-cell>
          <table:table-cell table:number-columns-repeated="2" table:style-name="ce1285" office:value-type="float" office:value="40" calcext:value-type="float">
            <text:p>40</text:p>
          </table:table-cell>
          <table:table-cell table:style-name="ce1285" office:value-type="float" office:value="9" calcext:value-type="float">
            <text:p>9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Szigony, egykezes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5" calcext:value-type="float">
            <text:p>5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7" calcext:value-type="float">
            <text:p>7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">
          <table:table-cell table:style-name="ce1257"/>
          <table:table-cell table:style-name="ce1268" office:value-type="string" calcext:value-type="string">
            <text:p>Szigony, kétkezes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86" office:value-type="float" office:value="3" calcext:value-type="float">
            <text:p>3</text:p>
          </table:table-cell>
          <table:table-cell table:style-name="ce1286" office:value-type="float" office:value="10" calcext:value-type="float">
            <text:p>10</text:p>
          </table:table-cell>
          <table:table-cell table:style-name="ce1286" office:value-type="float" office:value="22" calcext:value-type="float">
            <text:p>22</text:p>
          </table:table-cell>
          <table:table-cell table:style-name="ce1286" office:value-type="float" office:value="26" calcext:value-type="float">
            <text:p>26</text:p>
          </table:table-cell>
          <table:table-cell table:style-name="ce1286" office:value-type="float" office:value="8" calcext:value-type="float">
            <text:p>8</text:p>
          </table:table-cell>
          <table:table-cell table:style-name="ce1347" office:value-type="string" calcext:value-type="string">
            <text:p>lándzsavívás</text:p>
          </table:table-cell>
          <table:table-cell table:style-name="ce12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58"/>
          <table:table-cell table:style-name="ce1258" office:value-type="string" calcext:value-type="string">
            <text:p>Fegyver</text:p>
          </table:table-cell>
          <table:table-cell table:style-name="ce1287" office:value-type="string" calcext:value-type="string">
            <text:p>Forgatás módja</text:p>
          </table:table-cell>
          <table:table-cell table:style-name="ce1258" office:value-type="string" calcext:value-type="string">
            <text:p>SP</text:p>
          </table:table-cell>
          <table:table-cell table:style-name="ce1287" office:value-type="string" calcext:value-type="string">
            <text:p>Sebzés módja</text:p>
          </table:table-cell>
          <table:table-cell table:style-name="ce1258" office:value-type="string" calcext:value-type="string">
            <text:p>Átütés</text:p>
          </table:table-cell>
          <table:table-cell table:style-name="ce1258" table:number-columns-repeated="2"/>
          <table:table-cell table:style-name="ce1258" office:value-type="string" calcext:value-type="string">
            <text:p>Hatótáv</text:p>
          </table:table-cell>
          <table:table-cell table:style-name="ce1258" office:value-type="string" calcext:value-type="string">
            <text:p>KÉ</text:p>
          </table:table-cell>
          <table:table-cell table:style-name="ce1258" office:value-type="string" calcext:value-type="string">
            <text:p>CÉ</text:p>
          </table:table-cell>
          <table:table-cell table:style-name="ce1258" office:value-type="string" calcext:value-type="string">
            <text:p>Osztó</text:p>
          </table:table-cell>
          <table:table-cell table:style-name="ce1331" office:value-type="string" calcext:value-type="string">
            <text:p>Sebesség</text:p>
          </table:table-cell>
          <table:table-cell table:style-name="ce1258" office:value-type="string" calcext:value-type="string">
            <text:p>Harcmodor</text:p>
          </table:table-cell>
          <table:table-cell table:style-name="ce1258" table:number-columns-repeated="242"/>
        </table:table-row>
        <table:table-row table:style-name="ro1">
          <table:table-cell table:style-name="ce1255" office:value-type="string" calcext:value-type="string">
            <text:p>Szál-hajítófegyverek</text:p>
          </table:table-cell>
          <table:table-cell table:style-name="ce1270" office:value-type="string" calcext:value-type="string">
            <text:p><text:s/>__</text:p>
          </table:table-cell>
          <table:table-cell table:number-columns-repeated="2" table:style-name="ce1288" office:value-type="string" calcext:value-type="string">
            <text:p>x</text:p>
          </table:table-cell>
          <table:table-cell table:number-columns-repeated="2" table:style-name="ce1270" office:value-type="string" calcext:value-type="string">
            <text:p>x</text:p>
          </table:table-cell>
          <table:table-cell table:style-name="ce1270" table:number-columns-repeated="3"/>
          <table:table-cell table:number-columns-repeated="3" table:style-name="ce1270" office:value-type="string" calcext:value-type="string">
            <text:p>x</text:p>
          </table:table-cell>
          <table:table-cell table:style-name="ce1289" office:value-type="string" calcext:value-type="string">
            <text:p>x</text:p>
          </table:table-cell>
          <table:table-cell table:style-name="ce1350" office:value-type="string" calcext:value-type="string">
            <text:p>x</text:p>
          </table:table-cell>
          <table:table-cell/>
          <table:table-cell table:style-name="ce1534" table:number-columns-repeated="241"/>
        </table:table-row>
        <table:table-row table:style-name="ro1">
          <table:table-cell/>
          <table:table-cell table:style-name="ce1271" office:value-type="string" calcext:value-type="string">
            <text:p>Könnyű kopja</text:p>
          </table:table-cell>
          <table:table-cell table:style-name="ce1289" office:value-type="string" calcext:value-type="string">
            <text:p>kétkezes</text:p>
          </table:table-cell>
          <table:table-cell table:style-name="ce1296"/>
          <table:table-cell table:style-name="ce1297" table:number-columns-repeated="2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3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417" office:value-type="string" calcext:value-type="string">
            <text:p>Követelmény: Erő +3</text:p>
          </table:table-cell>
          <table:table-cell table:style-name="ce1535" table:number-columns-repeated="241"/>
        </table:table-row>
        <table:table-row table:style-name="ro1">
          <table:table-cell/>
          <table:table-cell table:style-name="ce1271" office:value-type="string" calcext:value-type="string">
            <text:p>Lándzsa</text:p>
          </table:table-cell>
          <table:table-cell table:style-name="ce1273" office:value-type="string" calcext:value-type="string">
            <text:p>egykezes</text:p>
          </table:table-cell>
          <table:table-cell table:style-name="ce1297" table:number-columns-repeated="3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4" office:value-type="float" office:value="8" calcext:value-type="float">
            <text:p>8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2" office:value-type="string" calcext:value-type="string">
            <text:p>Dárda, hajító</text:p>
          </table:table-cell>
          <table:table-cell table:style-name="ce1272" office:value-type="string" calcext:value-type="string">
            <text:p>egykezes</text:p>
          </table:table-cell>
          <table:table-cell table:style-name="ce1299" table:number-columns-repeated="3"/>
          <table:table-cell table:style-name="ce1313"/>
          <table:table-cell table:style-name="ce1302"/>
          <table:table-cell table:style-name="ce1313" office:value-type="string" calcext:value-type="string">
            <text:p>60m</text:p>
          </table:table-cell>
          <table:table-cell table:style-name="ce1299" table:number-columns-repeated="2"/>
          <table:table-cell table:style-name="ce1330" office:value-type="float" office:value="2" calcext:value-type="float">
            <text:p>2</text:p>
          </table:table-cell>
          <table:table-cell table:style-name="ce1335" office:value-type="float" office:value="7" calcext:value-type="float">
            <text:p>7</text:p>
          </table:table-cell>
          <table:table-cell table:style-name="ce1345" office:value-type="string" calcext:value-type="string">
            <text:p>hajítás</text:p>
          </table:table-cell>
          <table:table-cell table:style-name="ce1526" office:value-type="string" calcext:value-type="string">
            <text:p>Követelmény: Erő +0</text:p>
          </table:table-cell>
          <table:table-cell table:style-name="ce1526"/>
          <table:table-cell table:style-name="ce422" table:number-columns-repeated="240"/>
        </table:table-row>
        <table:table-row table:style-name="ro1">
          <table:table-cell table:style-name="ce1255" office:value-type="string" calcext:value-type="string">
            <text:p>Hajítófegyverek</text:p>
          </table:table-cell>
          <table:table-cell table:style-name="ce1273" office:value-type="string" calcext:value-type="string">
            <text:p>Bola</text:p>
          </table:table-cell>
          <table:table-cell table:style-name="ce1273" office:value-type="string" calcext:value-type="string">
            <text:p>egykezes</text:p>
          </table:table-cell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90"/>
          <table:table-cell table:style-name="ce1300" office:value-type="float" office:value="2" calcext:value-type="float">
            <text:p>2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417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Hajítóbárd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2" calcext:value-type="float">
            <text:p>2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10"/>
          <table:table-cell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259"/>
          <table:table-cell table:style-name="ce1275" office:value-type="string" calcext:value-type="string">
            <text:p>Hajítótőr</text:p>
          </table:table-cell>
          <table:table-cell table:style-name="ce1275" office:value-type="string" calcext:value-type="string">
            <text:p>egykezes</text:p>
          </table:table-cell>
          <table:table-cell table:style-name="ce1275" office:value-type="float" office:value="0" calcext:value-type="float">
            <text:p>0</text:p>
          </table:table-cell>
          <table:table-cell table:style-name="ce1307" office:value-type="string" calcext:value-type="string">
            <text:p>S</text:p>
          </table:table-cell>
          <table:table-cell table:style-name="ce1307" office:value-type="float" office:value="0" calcext:value-type="float">
            <text:p>0</text:p>
          </table:table-cell>
          <table:table-cell table:style-name="ce1307"/>
          <table:table-cell table:style-name="ce1320"/>
          <table:table-cell table:style-name="ce1307" office:value-type="string" calcext:value-type="string">
            <text:p>15m</text:p>
          </table:table-cell>
          <table:table-cell table:style-name="ce1307" office:value-type="float" office:value="12" calcext:value-type="float">
            <text:p>12</text:p>
          </table:table-cell>
          <table:table-cell table:style-name="ce1307" office:value-type="float" office:value="4" calcext:value-type="float">
            <text:p>4</text:p>
          </table:table-cell>
          <table:table-cell table:style-name="ce1275" office:value-type="float" office:value="2" calcext:value-type="float">
            <text:p>2</text:p>
          </table:table-cell>
          <table:table-cell table:style-name="ce1340" office:value-type="float" office:value="5" calcext:value-type="float">
            <text:p>5</text:p>
          </table:table-cell>
          <table:table-cell table:style-name="ce1351" office:value-type="string" calcext:value-type="string">
            <text:p>hajítás</text:p>
          </table:table-cell>
          <table:table-cell table:style-name="ce152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ő, alm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10" calcext:value-type="float">
            <text:p>-1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01" office:value-type="float" office:value="8" calcext:value-type="float">
            <text:p>8</text:p>
          </table:table-cell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Paritty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70m</text:p>
          </table:table-cell>
          <table:table-cell table:number-columns-repeated="2"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Ramier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0m</text:p>
          </table:table-cell>
          <table:table-cell table:style-name="ce1310"/>
          <table:table-cell table:style-name="ce1301" office:value-type="float" office:value="1" calcext:value-type="float">
            <text:p>1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Slan csillag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5" calcext:value-type="float">
            <text:p>-5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5m</text:p>
          </table:table-cell>
          <table:table-cell table:style-name="ce1310"/>
          <table:table-cell table:style-name="ce1301" office:value-type="float" office:value="3" calcext:value-type="float">
            <text:p>3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4" calcext:value-type="float">
            <text:p>4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Tőr</text:p>
          </table:table-cell>
          <table:table-cell table:style-name="ce1276" office:value-type="string" calcext:value-type="string">
            <text:p>egykeze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2" calcext:value-type="float">
            <text:p>2</text:p>
          </table:table-cell>
          <table:table-cell table:style-name="ce1276" office:value-type="float" office:value="2" calcext:value-type="float">
            <text:p>2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55" office:value-type="string" calcext:value-type="string">
            <text:p>Egyéb hajítófegyverek</text:p>
          </table:table-cell>
          <table:table-cell table:style-name="ce1273" office:value-type="string" calcext:value-type="string">
            <text:p>Dobóháló</text:p>
          </table:table-cell>
          <table:table-cell table:style-name="ce1290"/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4m</text:p>
          </table:table-cell>
          <table:table-cell table:style-name="ce1290"/>
          <table:table-cell table:style-name="ce1300" office:value-type="float" office:value="0" calcext:value-type="float">
            <text:p>0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52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öpeny</text:p>
          </table:table-cell>
          <table:table-cell table:style-name="ce1274" office:value-type="string" calcext:value-type="string">
            <text:p>egykezes</text:p>
          </table:table-cell>
          <table:table-cell table:number-columns-repeated="2" table:style-name="ce1301" office:value-type="string" calcext:value-type="string">
            <text:p>-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4m</text:p>
          </table:table-cell>
          <table:table-cell table:style-name="ce1310"/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42"/>
          <table:table-cell table:style-name="ce134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76" office:value-type="string" calcext:value-type="string">
            <text:p>Lasszó</text:p>
          </table:table-cell>
          <table:table-cell table:style-name="ce1276" office:value-type="string" calcext:value-type="string">
            <text:p>egykezes</text:p>
          </table:table-cell>
          <table:table-cell table:number-columns-repeated="2" table:style-name="ce1302" office:value-type="string" calcext:value-type="string">
            <text:p>-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hajítás</text:p>
          </table:table-cell>
          <table:table-cell table:style-name="ce1529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10">
          <table:table-cell table:style-name="ce1255" office:value-type="string" calcext:value-type="string">
            <text:p>Íjász lőfegyverek</text:p>
          </table:table-cell>
          <table:table-cell table:style-name="ce1273" office:value-type="string" calcext:value-type="string">
            <text:p>Rövid íj</text:p>
          </table:table-cell>
          <table:table-cell table:style-name="ce1273" office:value-type="string" calcext:value-type="string">
            <text:p>két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300" office:value-type="string" calcext:value-type="string">
            <text:p>S</text:p>
          </table:table-cell>
          <table:table-cell table:style-name="ce1309" office:value-type="float" office:value="0" calcext:value-type="float">
            <text:p>0</text:p>
          </table:table-cell>
          <table:table-cell table:style-name="ce1309"/>
          <table:table-cell table:style-name="ce1270"/>
          <table:table-cell table:style-name="ce1300"/>
          <table:table-cell table:style-name="ce1290"/>
          <table:table-cell table:style-name="ce1300" office:value-type="float" office:value="10" calcext:value-type="float">
            <text:p>10</text:p>
          </table:table-cell>
          <table:table-cell table:style-name="ce1273" office:value-type="float" office:value="2" calcext:value-type="float">
            <text:p>2</text:p>
          </table:table-cell>
          <table:table-cell table:style-name="ce1336" office:value-type="float" office:value="5" calcext:value-type="float">
            <text:p>5</text:p>
          </table:table-cell>
          <table:table-cell table:style-name="ce1344" office:value-type="string" calcext:value-type="string">
            <text:p>íjászat</text:p>
          </table:table-cell>
          <table:table-cell table:style-name="ce153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Hosszú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3" calcext:value-type="float">
            <text:p>3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2" calcext:value-type="float">
            <text:p>12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Visszacsapó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0"/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0" calcext:value-type="float">
            <text:p>10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274" office:value-type="string" calcext:value-type="string">
            <text:p>Elf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7"/>
          <table:table-cell table:style-name="ce1311" office:value-type="float" office:value="5" calcext:value-type="float">
            <text:p>5</text:p>
          </table:table-cell>
          <table:table-cell table:style-name="ce1301" office:value-type="float" office:value="13" calcext:value-type="float">
            <text:p>13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Fúvócső, kicsi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string" calcext:value-type="string">
            <text:p>spec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8" calcext:value-type="float">
            <text:p>8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8" calcext:value-type="float">
            <text:p>8</text:p>
          </table:table-cell>
          <table:table-cell table:style-name="ce1344" office:value-type="string" calcext:value-type="string">
            <text:p>íjászat</text:p>
          </table:table-cell>
          <table:table-cell table:style-name="ce153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Fúvócső, vadász</text:p>
          </table:table-cell>
          <table:table-cell table:style-name="ce1276" office:value-type="string" calcext:value-type="string">
            <text:p>kétkezes</text:p>
          </table:table-cell>
          <table:table-cell table:style-name="ce1302" office:value-type="float" office:value="-10" calcext:value-type="float">
            <text:p>-1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3"/>
          <table:table-cell table:style-name="ce1324"/>
          <table:table-cell table:style-name="ce1302" office:value-type="float" office:value="10" calcext:value-type="float">
            <text:p>1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íjászat</text:p>
          </table:table-cell>
          <table:table-cell table:style-name="ce1532"/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Lövész lőfegyverek</text:p>
          </table:table-cell>
          <table:table-cell table:style-name="ce1273" office:value-type="string" calcext:value-type="string">
            <text:p>Kézi nyílpuska</text:p>
          </table:table-cell>
          <table:table-cell table:style-name="ce1273" office:value-type="string" calcext:value-type="string">
            <text:p>egykezes</text:p>
          </table:table-cell>
          <table:table-cell table:style-name="ce1273" office:value-type="float" office:value="0" calcext:value-type="float">
            <text:p>0</text:p>
          </table:table-cell>
          <table:table-cell table:style-name="ce1273" office:value-type="string" calcext:value-type="string">
            <text:p>S</text:p>
          </table:table-cell>
          <table:table-cell table:style-name="ce1273"/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73"/>
          <table:table-cell table:style-name="ce1273" office:value-type="float" office:value="10" calcext:value-type="float">
            <text:p>10</text:p>
          </table:table-cell>
          <table:table-cell table:style-name="ce1273" office:value-type="float" office:value="3" calcext:value-type="float">
            <text:p>3</text:p>
          </table:table-cell>
          <table:table-cell table:style-name="ce1336" office:value-type="float" office:value="9" calcext:value-type="float">
            <text:p>9</text:p>
          </table:table-cell>
          <table:table-cell table:style-name="ce1344" office:value-type="string" calcext:value-type="string">
            <text:p>lövészet</text:p>
          </table:table-cell>
          <table:table-cell table:style-name="ce152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6" calcext:value-type="float">
            <text:p>6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2" calcext:value-type="float">
            <text:p>12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Nehéz 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14" calcext:value-type="float">
            <text:p>14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8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5" calcext:value-type="float">
            <text:p>1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Shadoni páncéltörő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20" calcext:value-type="float">
            <text:p>20</text:p>
          </table:table-cell>
          <table:table-cell table:style-name="ce1274" office:value-type="string" calcext:value-type="string">
            <text:p>Z</text:p>
          </table:table-cell>
          <table:table-cell table:style-name="ce1310" office:value-type="float" office:value="20" calcext:value-type="float">
            <text:p>2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20m</text:p>
          </table:table-cell>
          <table:table-cell table:style-name="ce1274"/>
          <table:table-cell table:number-columns-repeated="2" table:style-name="ce1274" office:value-type="float" office:value="4" calcext:value-type="float">
            <text:p>4</text:p>
          </table:table-cell>
          <table:table-cell table:style-name="ce1337" office:value-type="float" office:value="21" calcext:value-type="float">
            <text:p>21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harei nyílpuska</text:p>
          </table:table-cell>
          <table:table-cell table:style-name="ce1274" office:value-type="string" calcext:value-type="string">
            <text:p>egykezes</text:p>
          </table:table-cell>
          <table:table-cell table:style-name="ce1274" office:value-type="float" office:value="3" calcext:value-type="float">
            <text:p>3</text:p>
          </table:table-cell>
          <table:table-cell table:style-name="ce1274" office:value-type="string" calcext:value-type="string">
            <text:p>S</text:p>
          </table:table-cell>
          <table:table-cell table:style-name="ce1274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4" calcext:value-type="float">
            <text:p>14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22"/>
          <table:table-cell table:style-name="ce1276" office:value-type="string" calcext:value-type="string">
            <text:p>Aquir nyílpuska</text:p>
          </table:table-cell>
          <table:table-cell table:style-name="ce1276" office:value-type="string" calcext:value-type="string">
            <text:p>egykezes</text:p>
          </table:table-cell>
          <table:table-cell table:style-name="ce1276" office:value-type="string" calcext:value-type="string">
            <text:p>halál / +6</text:p>
          </table:table-cell>
          <table:table-cell table:style-name="ce1276" office:value-type="string" calcext:value-type="string">
            <text:p>S</text:p>
          </table:table-cell>
          <table:table-cell table:style-name="ce1276"/>
          <table:table-cell table:style-name="ce1302" table:number-columns-repeated="2"/>
          <table:table-cell table:style-name="ce1302" office:value-type="string" calcext:value-type="string">
            <text:p>5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3" calcext:value-type="float">
            <text:p>3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lövészet</text:p>
          </table:table-cell>
          <table:table-cell table:style-name="ce1533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533"/>
          <table:table-cell table:style-name="ce422" table:number-columns-repeated="240"/>
        </table:table-row>
        <table:table-row table:style-name="ro1">
          <table:table-cell table:style-name="ce1259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1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375"/>
        <table:table-column table:style-name="co58" table:default-cell-style-name="ce1375"/>
        <table:table-column table:style-name="co59" table:default-cell-style-name="ce1375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84"/>
          <table:covered-table-cell table:style-name="ce1404"/>
          <table:covered-table-cell table:style-name="ce1424"/>
          <table:covered-table-cell table:style-name="ce1433"/>
          <table:covered-table-cell table:number-columns-repeated="6" table:style-name="ce1424"/>
          <table:covered-table-cell table:number-columns-repeated="3" table:style-name="ce1522"/>
          <table:covered-table-cell table:style-name="ce1424"/>
          <table:table-cell table:style-name="ce1424" table:number-columns-repeated="238"/>
          <table:table-cell table:style-name="ce860" table:number-columns-repeated="2"/>
        </table:table-row>
        <table:table-row table:style-name="ro24">
          <table:table-cell table:style-name="ce763"/>
          <table:table-cell table:style-name="ce774"/>
          <table:table-cell table:style-name="ce1384"/>
          <table:table-cell table:style-name="ce1404"/>
          <table:table-cell table:style-name="ce1424"/>
          <table:table-cell table:style-name="ce1433"/>
          <table:table-cell table:style-name="ce1424" table:number-columns-repeated="2"/>
          <table:table-cell table:style-name="ce1396"/>
          <table:table-cell table:style-name="ce1424" table:number-columns-repeated="3"/>
          <table:table-cell table:style-name="ce1522" table:number-columns-repeated="3"/>
          <table:table-cell table:style-name="ce142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425"/>
          <table:covered-table-cell table:style-name="ce806"/>
          <table:covered-table-cell table:number-columns-repeated="2" table:style-name="ce1425"/>
          <table:table-cell table:style-name="ce1425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425"/>
          <table:table-cell/>
          <table:table-cell table:style-name="ce848" table:number-columns-repeated="2"/>
          <table:table-cell table:style-name="ce142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386" office:value-type="string" calcext:value-type="string" table:number-columns-spanned="2" table:number-rows-spanned="1">
            <text:p>Átfogó</text:p>
          </table:table-cell>
          <table:covered-table-cell table:style-name="ce1386"/>
          <table:table-cell table:style-name="ce1386" office:value-type="string" calcext:value-type="string" table:number-columns-spanned="2" table:number-rows-spanned="1">
            <text:p>Átlagos</text:p>
          </table:table-cell>
          <table:covered-table-cell table:style-name="ce1386"/>
          <table:table-cell table:style-name="ce1386" office:value-type="string" calcext:value-type="string" table:number-columns-spanned="2" table:number-rows-spanned="1">
            <text:p>Spec.</text:p>
          </table:table-cell>
          <table:covered-table-cell/>
          <table:table-cell table:style-name="ce1425" table:number-columns-repeated="4"/>
          <table:table-cell/>
          <table:table-cell table:style-name="ce848" table:number-columns-repeated="2"/>
          <table:table-cell table:style-name="ce1425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425" table:number-columns-repeated="3"/>
          <table:table-cell/>
          <table:table-cell table:style-name="ce848" table:number-columns-repeated="2"/>
          <table:table-cell table:style-name="ce142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3T10:57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75"/>
          <table:table-cell table:style-name="ce1425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3T10:57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3T10:57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43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3T10:57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3T10:57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3T10:57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2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3T10:57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3T10:57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6" office:value-type="string" calcext:value-type="string">
            <text:p>Egyik HM nagyobb lehet</text:p>
          </table:table-cell>
          <table:table-cell table:style-name="ce1495" table:content-validation-name="val14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64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648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495" office:value-type="string" calcext:value-type="string">
            <text:p>Erőbónusz</text:p>
          </table:table-cell>
          <table:table-cell table:style-name="ce149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52" office:value-type="string" calcext:value-type="string">
            <text:p>Nincs adat string</text:p>
          </table:table-cell>
          <table:table-cell table:style-name="ce149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5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49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8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38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413" office:value-type="string" calcext:value-type="string">
            <text:p>Fok</text:p>
          </table:table-cell>
          <table:table-cell table:style-name="ce1413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5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43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80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413" office:value-type="string" calcext:value-type="string">
            <text:p>Fok</text:p>
          </table:table-cell>
          <table:table-cell table:style-name="ce1413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38"/>
          <table:table-cell table:style-name="ce1538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43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7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77" office:value-type="string" calcext:value-type="string">
            <text:p>VÉ</text:p>
          </table:table-cell>
          <table:table-cell table:style-name="ce137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380" table:content-validation-name="val145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5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413" table:content-validation-name="val145" office:value-type="string" calcext:value-type="string">
            <text:p>Fok</text:p>
          </table:table-cell>
          <table:table-cell table:style-name="ce1413" table:content-validation-name="val145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0" calcext:value-type="float">
            <text:p>0</text:p>
          </table:table-cell>
          <table:table-cell table:style-name="ce1430" table:content-validation-name="val14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1" calcext:value-type="float">
            <text:p>1</text:p>
          </table:table-cell>
          <table:table-cell table:style-name="ce1430" table:content-validation-name="val1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0" table:content-validation-name="val14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5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1" table:content-validation-name="val145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81" table:content-validation-name="val14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413" table:content-validation-name="val145" office:value-type="string" calcext:value-type="string">
            <text:p>Fegyver</text:p>
          </table:table-cell>
          <table:table-cell table:style-name="ce1413" table:content-validation-name="val145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54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5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5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5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62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380" table:content-validation-name="val145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5"/>
          <table:covered-table-cell table:number-columns-repeated="2" table:style-name="Default"/>
          <table:covered-table-cell table:style-name="ce1604"/>
          <table:covered-table-cell table:style-name="ce1616"/>
          <table:covered-table-cell table:style-name="ce1624"/>
          <table:table-cell table:style-name="ce1635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420"/>
          <table:covered-table-cell table:style-name="ce1605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625"/>
          <table:table-cell table:style-name="ce1636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420" office:value-type="string" calcext:value-type="string">
            <text:p>Szúró</text:p>
          </table:table-cell>
          <table:table-cell table:style-name="ce1420" office:value-type="string" calcext:value-type="string">
            <text:p>Vágó</text:p>
          </table:table-cell>
          <table:table-cell table:style-name="ce1606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626"/>
          <table:table-cell table:style-name="ce1637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607" office:value-type="float" office:value="2" calcext:value-type="float">
            <text:p>2</text:p>
          </table:table-cell>
          <table:table-cell table:style-name="ce1619" office:value-type="float" office:value="0" calcext:value-type="float" table:number-columns-spanned="2" table:number-rows-spanned="1">
            <text:p>0</text:p>
          </table:table-cell>
          <table:covered-table-cell table:style-name="ce1627"/>
          <table:table-cell table:style-name="ce1638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 table:number-columns-repeated="9"/>
          <table:table-cell table:style-name="ce1454"/>
          <table:table-cell table:style-name="ce1375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2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95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0:57:00.34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3T11:41:21.736000000</dc:date>
    <meta:editing-cycles>293</meta:editing-cycles>
    <meta:editing-duration>P1DT12H15M32S</meta:editing-duration>
    <meta:document-statistic meta:table-count="9" meta:cell-count="2564" meta:object-count="0"/>
    <meta:user-defined meta:name="Info 1"/>
    <meta:user-defined meta:name="Info 2"/>
    <meta:user-defined meta:name="Info 3"/>
    <meta:user-defined meta:name="Info 4"/>
  </office:meta>
</office:document-meta>
</file>